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2.718cm"/>
    </style:style>
    <style:style style:name="表格1.B" style:family="table-column">
      <style:table-column-properties style:column-width="12.178cm"/>
    </style:style>
    <style:style style:name="表格1.C" style:family="table-column">
      <style:table-column-properties style:column-width="2.699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12.125cm"/>
    </style:style>
    <style:style style:name="表格2.C" style:family="table-column">
      <style:table-column-properties style:column-width="2.699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582cm"/>
    </style:style>
    <style:style style:name="表格3.C" style:family="table-column">
      <style:table-column-properties style:column-width="2.117cm"/>
    </style:style>
    <style:style style:name="表格3.D" style:family="table-column">
      <style:table-column-properties style:column-width="1.984cm"/>
    </style:style>
    <style:style style:name="表格3.E" style:family="table-column">
      <style:table-column-properties style:column-width="8.705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3" style:family="table-row">
      <style:table-row-properties style:min-row-height="1.725cm"/>
    </style:style>
    <style:style style:name="表格3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4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4.A" style:family="table-column">
      <style:table-column-properties style:column-width="1.824cm"/>
    </style:style>
    <style:style style:name="表格4.B" style:family="table-column">
      <style:table-column-properties style:column-width="7.886cm"/>
    </style:style>
    <style:style style:name="表格4.C" style:family="table-column">
      <style:table-column-properties style:column-width="7.885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5.A" style:family="table-column">
      <style:table-column-properties style:column-width="1.905cm"/>
    </style:style>
    <style:style style:name="表格5.B" style:family="table-column">
      <style:table-column-properties style:column-width="4.101cm"/>
    </style:style>
    <style:style style:name="表格5.C" style:family="table-column">
      <style:table-column-properties style:column-width="4.683cm"/>
    </style:style>
    <style:style style:name="表格5.D" style:family="table-column">
      <style:table-column-properties style:column-width="6.906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5.2" style:family="table-row">
      <style:table-row-properties style:min-row-height="0.873cm" fo:keep-together="auto"/>
    </style:style>
    <style:style style:name="表格5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D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D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b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9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10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11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12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13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14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15" style:family="paragraph" style:parent-style-name="Text_20_body">
      <style:text-properties officeooo:paragraph-rsid="0029d36c"/>
    </style:style>
    <style:style style:name="P16" style:family="paragraph" style:parent-style-name="Title">
      <style:text-properties fo:font-size="26pt" officeooo:paragraph-rsid="00318b9d" style:font-size-asian="26pt" style:font-size-complex="26pt"/>
    </style:style>
    <style:style style:name="P17" style:family="paragraph" style:parent-style-name="Standard">
      <style:paragraph-properties fo:text-align="center" style:justify-single-word="false" style:shadow="none"/>
      <style:text-properties fo:font-size="16pt" officeooo:rsid="002352c6" officeooo:paragraph-rsid="004a1c9e" style:font-size-asian="14pt" style:font-size-complex="16pt"/>
    </style:style>
    <style:style style:name="P18" style:family="paragraph" style:parent-style-name="Text_20_body">
      <style:text-properties officeooo:paragraph-rsid="0029d36c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472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1">
      <style:text-properties officeooo:rsid="00261c33" officeooo:paragraph-rsid="00261c33"/>
    </style:style>
    <style:style style:name="P25" style:family="paragraph" style:parent-style-name="Heading_20_1">
      <style:text-properties officeooo:rsid="0029d36c" officeooo:paragraph-rsid="0029d36c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29d36c" officeooo:paragraph-rsid="0029d36c"/>
    </style:style>
    <style:style style:name="P28" style:family="paragraph" style:parent-style-name="Heading_20_2">
      <style:text-properties officeooo:paragraph-rsid="0029d36c"/>
    </style:style>
    <style:style style:name="P2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261c33"/>
    </style:style>
    <style:style style:name="T2" style:family="text">
      <style:text-properties officeooo:rsid="004725fa"/>
    </style:style>
    <style:style style:name="T3" style:family="text">
      <style:text-properties officeooo:rsid="004a1c9e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20000" number:language="zh" number:country="CN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乐闪涉众分析文档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小组：se3-se1601</text:p>
      <text:p text:style-name="P17">成员：蒋富豪,张哲，阳帅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版本：<text:span text:style-name="T3">1.0</text:span></text:p>
      <text:p text:style-name="P9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6"><text:a xlink:type="simple" xlink:href="#__RefHeading___Toc877_3672568953" text:style-name="Index_20_Link" text:visited-style-name="Index_20_Link">简介：<text:tab/>2</text:a></text:p>
          <text:p text:style-name="P26"><text:a xlink:type="simple" xlink:href="#__RefHeading___Toc1717_3672568953" text:style-name="Index_20_Link" text:visited-style-name="Index_20_Link">1.涉众类型<text:tab/>2</text:a></text:p>
          <text:p text:style-name="P29"><text:a xlink:type="simple" xlink:href="#__RefHeading___Toc983_3672568953" text:style-name="Index_20_Link" text:visited-style-name="Index_20_Link">1.1项目涉众<text:tab/>2</text:a></text:p>
          <text:p text:style-name="P26"><text:a xlink:type="simple" xlink:href="#__RefHeading___Toc310_182135427" text:style-name="Index_20_Link" text:visited-style-name="Index_20_Link">2.用户分析<text:tab/>3</text:a></text:p>
          <text:p text:style-name="P29"><text:a xlink:type="simple" xlink:href="#__RefHeading___Toc312_182135427" text:style-name="Index_20_Link" text:visited-style-name="Index_20_Link">2.1直接用户<text:tab/>3</text:a></text:p>
          <text:p text:style-name="P29"><text:a xlink:type="simple" xlink:href="#__RefHeading___Toc314_182135427" text:style-name="Index_20_Link" text:visited-style-name="Index_20_Link">2.2间接用户<text:tab/>3</text:a></text:p>
          <text:p text:style-name="P26"><text:a xlink:type="simple" xlink:href="#__RefHeading___Toc333_182135427" text:style-name="Index_20_Link" text:visited-style-name="Index_20_Link">3.涉众分析<text:tab/>4</text:a></text:p>
          <text:p text:style-name="P29"><text:a xlink:type="simple" xlink:href="#__RefHeading___Toc335_182135427" text:style-name="Index_20_Link" text:visited-style-name="Index_20_Link">3.1角色分析<text:tab/>4</text:a></text:p>
        </text:index-body>
      </text:table-of-content>
      <text:p text:style-name="P8"/>
      <text:h text:style-name="Heading_20_1" text:outline-level="1"><text:bookmark-start text:name="__RefHeading___Toc877_3672568953"/>简介：<text:bookmark-end text:name="__RefHeading___Toc877_3672568953"/></text:h>
      <text:p text:style-name="P10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的视频上传到服务器，其他用户可以看到你分享的视频并且关注你。权威部门将会首先看到用户上传的视频，以防止用户上传违法视频。以上是基本的过程。</text:p>
      <text:h text:style-name="P24" text:outline-level="1"><text:bookmark-start text:name="__RefHeading___Toc1717_3672568953"/><text:soft-page-break/>1.涉众类型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描述</text:p>
          </table:table-cell>
          <table:table-cell table:style-name="表格1.A1" office:value-type="string">
            <text:p text:style-name="P1">涉众代表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所有人员</text:p>
          </table:table-cell>
          <table:table-cell table:style-name="表格1.A2" office:value-type="string">
            <text:p text:style-name="P2">蒋富豪</text:p>
          </table:table-cell>
        </table:table-row>
        <table:table-row table:style-name="表格1.1">
          <table:table-cell table:style-name="表格1.A2" office:value-type="string">
            <text:p text:style-name="P1">投资方</text:p>
          </table:table-cell>
          <table:table-cell table:style-name="表格1.A2" office:value-type="string">
            <text:p text:style-name="P1">为开发团队提供金钱方面的支持</text:p>
          </table:table-cell>
          <table:table-cell table:style-name="表格1.A2" office:value-type="string">
            <text:p text:style-name="P1">马某某</text:p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负责软件的日常维护</text:p>
          </table:table-cell>
          <table:table-cell table:style-name="表格1.A2" office:value-type="string">
            <text:p text:style-name="P1">张某某</text:p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是否合格的政府部门</text:p>
          </table:table-cell>
          <table:table-cell table:style-name="表格1.A2" office:value-type="string">
            <text:p text:style-name="P1">李某</text:p>
          </table:table-cell>
        </table:table-row>
      </table:table>
      <text:p text:style-name="P11"/>
      <text:p text:style-name="P12">1.2 系统涉众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描述</text:p>
          </table:table-cell>
          <table:table-cell table:style-name="表格2.A1" office:value-type="string">
            <text:p text:style-name="P1">涉众代表</text:p>
          </table:table-cell>
        </table:table-row>
        <table:table-row>
          <table:table-cell table:style-name="表格2.A2" office:value-type="string">
            <text:p text:style-name="P1">直接用户</text:p>
          </table:table-cell>
          <table:table-cell table:style-name="表格2.A2" office:value-type="string">
            <text:p text:style-name="P1">软件的直接用户，上传</text:p>
          </table:table-cell>
          <table:table-cell table:style-name="表格2.A2" office:value-type="string">
            <text:p text:style-name="P1">杨某</text:p>
          </table:table-cell>
        </table:table-row>
        <table:table-row table:style-name="表格2.1">
          <table:table-cell table:style-name="表格2.A2" office:value-type="string">
            <text:p text:style-name="P1">间接用户</text:p>
          </table:table-cell>
          <table:table-cell table:style-name="表格2.A2" office:value-type="string">
            <text:p text:style-name="P1">不直接操控软件，却受软件影响</text:p>
          </table:table-cell>
          <table:table-cell table:style-name="表格2.A2" office:value-type="string">
            <text:p text:style-name="P1">李某</text:p>
          </table:table-cell>
        </table:table-row>
        <table:table-row table:style-name="表格2.1">
          <table:table-cell table:style-name="表格2.A4" office:value-type="string">
            <text:p text:style-name="P1">推广商</text:p>
          </table:table-cell>
          <table:table-cell table:style-name="表格2.A4" office:value-type="string">
            <text:p text:style-name="P1">负责软件的推广</text:p>
          </table:table-cell>
          <table:table-cell table:style-name="表格2.A4" office:value-type="string">
            <text:p text:style-name="P1">吴某</text:p>
          </table:table-cell>
        </table:table-row>
      </table:table>
      <text:p text:style-name="P12"/>
      <text:p text:style-name="P12"/>
      <text:p text:style-name="P12"/>
      <text:p text:style-name="P12"/>
      <text:h text:style-name="P25" text:outline-level="1"><text:bookmark-start text:name="__RefHeading___Toc310_182135427"/>2.用户分析<text:bookmark-end text:name="__RefHeading___Toc310_182135427"/></text:h>
      <text:h text:style-name="P27" text:outline-level="2"><text:bookmark-start text:name="__RefHeading___Toc312_182135427"/>2.1直接用户<text:bookmark-end text:name="__RefHeading___Toc312_182135427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用户代表</text:p>
          </table:table-cell>
          <table:table-cell table:style-name="表格3.A1" office:value-type="string">
            <text:p text:style-name="P1">分析</text:p>
          </table:table-cell>
        </table:table-row>
        <table:table-row table:style-name="表格3.1">
          <table:table-cell table:style-name="表格3.A2" office:value-type="string">
            <text:p text:style-name="P1">管理用户</text:p>
          </table:table-cell>
          <table:table-cell table:style-name="表格3.A2" office:value-type="string">
            <text:p text:style-name="P1">负责监察软件中的视频是否合格</text:p>
          </table:table-cell>
          <table:table-cell table:style-name="表格3.A2" office:value-type="string">
            <text:p text:style-name="P1">无</text:p>
          </table:table-cell>
          <table:table-cell table:style-name="表格3.A2" office:value-type="string">
            <text:p text:style-name="P1">李某</text:p>
          </table:table-cell>
          <table:table-cell table:style-name="表格3.A2" office:value-type="string">
            <text:p text:style-name="P1">三观正常，熟练使用软件，能明辨是非</text:p>
          </table:table-cell>
        </table:table-row>
        <table:table-row table:style-name="表格3.3">
          <table:table-cell table:style-name="表格3.A3" office:value-type="string">
            <text:p text:style-name="P1">高级用户</text:p>
          </table:table-cell>
          <table:table-cell table:style-name="表格3.B3" office:value-type="string">
            <text:p text:style-name="P5">各个行业的大牛（娱乐明星，技术大牛，科学家，教育家等等）</text:p>
          </table:table-cell>
          <table:table-cell table:style-name="表格3.A3" office:value-type="string">
            <text:p text:style-name="P5">无</text:p>
          </table:table-cell>
          <table:table-cell table:style-name="表格3.A3" office:value-type="string">
            <text:p text:style-name="P1">袁某某</text:p>
          </table:table-cell>
          <table:table-cell table:style-name="表格3.E3" office:value-type="string">
            <text:p text:style-name="P1">在各个行业取得一定成就的人，上传视频将会被首先推送，他们将会吸引更多的人成为该软件的用户，比如明星吸引粉丝，技术大牛吸引对该技术有兴趣的人等等。</text:p>
          </table:table-cell>
        </table:table-row>
        <table:table-row>
          <table:table-cell table:style-name="表格3.A7" table:number-rows-spanned="4" office:value-type="string">
            <text:p text:style-name="P1"/>
            <text:p text:style-name="P1"/>
            <text:p text:style-name="P1">普通用户</text:p>
          </table:table-cell>
          <table:table-cell table:style-name="表格3.B7" table:number-rows-spanned="4" office:value-type="string">
            <text:p text:style-name="P5">各行各业，各个年龄段的普通人，通过自己的各种有趣的视频吸引他人关注</text:p>
          </table:table-cell>
          <table:table-cell table:style-name="表格3.C4" office:value-type="string">
            <text:p text:style-name="P6">18岁以下</text:p>
          </table:table-cell>
          <table:table-cell table:style-name="表格3.D4" office:value-type="string">
            <text:p text:style-name="P1">张某某</text:p>
          </table:table-cell>
          <table:table-cell table:style-name="表格3.E4" office:value-type="string">
            <text:p text:style-name="P1">受到监护人的管制，并且限定其使用该软件的时间。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5">18-25岁</text:p>
          </table:table-cell>
          <table:table-cell table:style-name="表格3.D5" office:value-type="string">
            <text:p text:style-name="P1">李某某</text:p>
          </table:table-cell>
          <table:table-cell table:style-name="表格3.E5" office:value-type="string">
            <text:p text:style-name="P3">这个年龄段的大部分人拥有更强的学习能力，拥有更多的技能，也有更多好奇心。</text:p>
            <text:p text:style-name="P3">软件的主要用户，软件提供平台让他们在闲暇之于认识同龄人，更好的学习，扩展视野</text:p>
          </table:table-cell>
        </table:table-row>
        <table:table-row table:style-name="表格3.1">
          <table:covered-table-cell/>
          <table:covered-table-cell/>
          <table:table-cell table:style-name="表格3.C6" office:value-type="string">
            <text:p text:style-name="P6">25-35岁</text:p>
          </table:table-cell>
          <table:table-cell table:style-name="表格3.D6" office:value-type="string">
            <text:p text:style-name="P1">杨某某</text:p>
          </table:table-cell>
          <table:table-cell table:style-name="表格3.E6" office:value-type="string">
            <text:p text:style-name="P1">软件的主要用户，软件提供给他们新的平台，<text:soft-page-break/>让他们更好的交友，学习技能，展现技能</text:p>
          </table:table-cell>
        </table:table-row>
        <table:table-row table:style-name="表格3.1">
          <table:covered-table-cell/>
          <table:covered-table-cell/>
          <table:table-cell table:style-name="表格3.A2" office:value-type="string">
            <text:p text:style-name="P5">35岁以上</text:p>
          </table:table-cell>
          <table:table-cell table:style-name="表格3.A2" office:value-type="string">
            <text:p text:style-name="P1">马某某</text:p>
          </table:table-cell>
          <table:table-cell table:style-name="表格3.A2" office:value-type="string">
            <text:p text:style-name="P1">因他人而对软件产生兴趣</text:p>
          </table:table-cell>
        </table:table-row>
      </table:table>
      <text:h text:style-name="P28" text:outline-level="2"/>
      <text:h text:style-name="P27" text:outline-level="2"><text:bookmark-start text:name="__RefHeading___Toc314_182135427"/>2.2间接用户<text:bookmark-end text:name="__RefHeading___Toc314_182135427"/></text:h>
      <text:p text:style-name="P15"/>
      <table:table table:name="表格4" table:style-name="表格4" table:template-name="学术研究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  <table:table-cell table:style-name="表格4.A1" office:value-type="string">
            <text:p text:style-name="P1">用户代表</text:p>
          </table:table-cell>
        </table:table-row>
        <table:table-row table:style-name="表格4.1">
          <table:table-cell table:style-name="表格4.A2" office:value-type="string">
            <text:p text:style-name="P4">同类软件公司</text:p>
          </table:table-cell>
          <table:table-cell table:style-name="表格4.A2" office:value-type="string">
            <text:p text:style-name="P7">与乐闪同类型的软件</text:p>
          </table:table-cell>
          <table:table-cell table:style-name="表格4.A2" office:value-type="string">
            <text:p text:style-name="P7">张某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h text:style-name="Heading_20_1" text:outline-level="1"><text:bookmark-start text:name="__RefHeading___Toc333_182135427"/>3.涉众分析<text:bookmark-end text:name="__RefHeading___Toc333_182135427"/></text:h>
      <text:h text:style-name="Heading_20_2" text:outline-level="2"><text:bookmark-start text:name="__RefHeading___Toc335_182135427"/>3.1角色分析<text:bookmark-end text:name="__RefHeading___Toc335_182135427"/></text:h>
      <table:table table:name="表格5" table:style-name="表格5" table:template-name="学术研究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">涉众角色</text:p>
          </table:table-cell>
          <table:table-cell table:style-name="表格5.A1" office:value-type="string">
            <text:p text:style-name="P1">包含涉众类型</text:p>
          </table:table-cell>
          <table:table-cell table:style-name="表格5.A1" office:value-type="string">
            <text:p text:style-name="P1">责任</text:p>
          </table:table-cell>
          <table:table-cell table:style-name="表格5.A1" office:value-type="string">
            <text:p text:style-name="P1">参与</text:p>
          </table:table-cell>
        </table:table-row>
        <table:table-row table:style-name="表格5.2">
          <table:table-cell table:style-name="表格5.A2" office:value-type="string">
            <text:p text:style-name="P1">开发者</text:p>
          </table:table-cell>
          <table:table-cell table:style-name="表格5.B2" office:value-type="string">
            <text:p text:style-name="P1">开发团队</text:p>
          </table:table-cell>
          <table:table-cell table:style-name="表格5.C2" office:value-type="string">
            <text:p text:style-name="P1"><text:span text:style-name="T2">1.</text:span>软件的研发与更新</text:p>
            <text:p text:style-name="P22">2.修复bug</text:p>
          </table:table-cell>
          <table:table-cell table:style-name="表格5.D2" office:value-type="string">
            <text:p text:style-name="P1"><text:span text:style-name="T2">1.</text:span>完整的参与到软件开发的所有环节</text:p>
          </table:table-cell>
        </table:table-row>
        <table:table-row table:style-name="表格5.1">
          <table:table-cell table:style-name="表格5.A2" office:value-type="string">
            <text:p text:style-name="P1">投资人</text:p>
          </table:table-cell>
          <table:table-cell table:style-name="表格5.B3" office:value-type="string">
            <text:p text:style-name="P1">投资方</text:p>
          </table:table-cell>
          <table:table-cell table:style-name="表格5.C3" office:value-type="string">
            <text:p text:style-name="P22">1.提供金钱的支持</text:p>
          </table:table-cell>
          <table:table-cell table:style-name="表格5.D3" office:value-type="string">
            <text:p text:style-name="P1"><text:span text:style-name="T2">1.</text:span>了解软件研发的进度</text:p>
            <text:p text:style-name="P1"><text:span text:style-name="T2">2.</text:span>预测软件的</text:p>
          </table:table-cell>
        </table:table-row>
        <table:table-row table:style-name="表格5.1">
          <table:table-cell table:style-name="表格5.A2" office:value-type="string">
            <text:p text:style-name="P1">监察员</text:p>
          </table:table-cell>
          <table:table-cell table:style-name="表格5.B4" office:value-type="float" office:value="0">
            <text:p text:style-name="P1">监察部门</text:p>
          </table:table-cell>
          <table:table-cell table:style-name="表格5.C4" office:value-type="string">
            <text:p text:style-name="P22">1.监察软件是否符合法律规定</text:p>
          </table:table-cell>
          <table:table-cell table:style-name="表格5.D4" office:value-type="string">
            <text:p text:style-name="P22">1.监察在软件运行过程中是否有违反法律的地方</text:p>
          </table:table-cell>
        </table:table-row>
        <table:table-row table:style-name="表格5.1">
          <table:table-cell table:style-name="表格5.A2" office:value-type="string">
            <text:p text:style-name="P1">运维员</text:p>
          </table:table-cell>
          <table:table-cell table:style-name="表格5.B4" office:value-type="float" office:value="0">
            <text:p text:style-name="P1">运维团队</text:p>
          </table:table-cell>
          <table:table-cell table:style-name="表格5.C5" office:value-type="string">
            <text:p text:style-name="P23">1.负责软件的日常维护</text:p>
          </table:table-cell>
          <table:table-cell table:style-name="表格5.D5" office:value-type="string">
            <text:p text:style-name="P23">1.软件完成后调试软件是否安全</text:p>
            <text:p text:style-name="P23">2.软件投放使用后，检查软件的安全</text:p>
          </table:table-cell>
        </table:table-row>
        <table:table-row>
          <table:table-cell table:style-name="表格5.A2" office:value-type="string">
            <text:p text:style-name="P1">用户</text:p>
          </table:table-cell>
          <table:table-cell table:style-name="表格5.B6" office:value-type="string">
            <text:p text:style-name="P1">直接用户</text:p>
            <text:p text:style-name="P1">间接用户</text:p>
            <text:p text:style-name="P1">投资方</text:p>
            <text:p text:style-name="P1">监察部门</text:p>
            <text:p text:style-name="P1">运维团队</text:p>
            <text:p text:style-name="P1">推广商</text:p>
          </table:table-cell>
          <table:table-cell table:style-name="表格5.C6" office:value-type="string">
            <text:p text:style-name="P23">1.同意软件使用条款</text:p>
            <text:p text:style-name="P23">2.使用软件</text:p>
            <text:p text:style-name="P23">3.不得通过软件做违法的事</text:p>
            <text:p text:style-name="P23">4.软件运行是发现bug，及时提醒运维人员</text:p>
          </table:table-cell>
          <table:table-cell table:style-name="表格5.D6" office:value-type="string">
            <text:p text:style-name="P23">1.软件完成后实用软件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15</meta:editing-cycles>
    <dc:date>2018-10-25T20:05:59.798012084</dc:date>
    <meta:editing-duration>PT3H39M43S</meta:editing-duration>
    <meta:generator>LibreOffice/6.1.0.3$Linux_X86_64 LibreOffice_project/10$Build-3</meta:generator>
    <meta:document-statistic meta:table-count="5" meta:image-count="0" meta:object-count="0" meta:page-count="4" meta:paragraph-count="121" meta:word-count="1060" meta:character-count="1136" meta:non-whitespace-character-count="1127"/>
  </office:meta>
</office:document-meta>
</file>